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name="Burn down chart du Sprint-1" draw:style-name="gr1" draw:text-style-name="P1" svg:width="152.16mm" svg:height="89.99mm" svg:x="16.19mm" svg:y="43.56mm">
            <draw:object draw:notify-on-update-of-ranges="2I013.A2:2I013.A9 2I013.B1:2I013.B1 2I013.B2:2I013.B9 2I013.C1:2I013.C1 2I013.C2:2I013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3.42857142857143" calcext:value-type="float">
            <text:p>3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" office:value-type="float" office:value="2.85714285714286" calcext:value-type="float">
            <text:p>2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2]/7" office:value-type="float" office:value="2.28571428571429" calcext:value-type="float">
            <text:p>2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2]/7" office:value-type="float" office:value="1.71428571428572" calcext:value-type="float">
            <text:p>1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2]/7" office:value-type="float" office:value="1.14285714285714" calcext:value-type="float">
            <text:p>1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2]/7" office:value-type="float" office:value="0.571428571428572" calcext:value-type="float">
            <text:p>0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2]/7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7:10:01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6.0.2.1$Windows_X86_64 LibreOffice_project/f7f06a8f319e4b62f9bc5095aa112a65d2f3ac89</meta:generator>
    <dc:date>2019-03-14T17:13:45.867000000</dc:date>
    <meta:editing-duration>PT46M26S</meta:editing-duration>
    <meta:editing-cycles>6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7cm" svg:height="9cm" xlink:href=".." xlink:type="simple" chart:class="chart:line" chart:style-name="ch1">
        <chart:title svg:x="5.064cm" svg:y="0.316cm" chart:style-name="ch2">
          <text:p>Burn down chart Sprint-1</text:p>
        </chart:title>
        <chart:subtitle svg:x="5.461cm" svg:y="1.275cm" chart:style-name="ch3">
          <text:p>21/02/2019 - 28/02/2019</text:p>
        </chart:subtitle>
        <chart:legend chart:legend-position="end" svg:x="10.354cm" svg:y="3.952cm" style:legend-expansion="high" chart:style-name="ch4"/>
        <chart:plot-area chart:style-name="ch5" table:cell-range-address="2I013.A2:2I013.C9 2I013.B1:2I013.C1" chart:data-source-has-labels="both" svg:x="1.315cm" svg:y="2.138cm" svg:width="8.735cm" svg:height="6.682cm">
          <chartooo:coordinate-region svg:x="2.042cm" svg:y="2.337cm" svg:width="7.53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6">
            <chart:title svg:x="0.451cm" svg:y="7.481cm" chart:style-name="ch7">
              <text:p>Nombre d'heures restantes</text:p>
            </chart:title>
            <chart:grid chart:style-name="ch8" chart:class="major"/>
          </chart:axis>
          <chart:series chart:style-name="ch9" chart:values-cell-range-address="2I013.B2:2I013.B9" chart:label-cell-address="2I013.B1:2I013.B1" chart:class="chart:line">
            <chart:data-point chart:repeated="8"/>
          </chart:series>
          <chart:series chart:style-name="ch10" chart:values-cell-range-address="2I013.C2:2I013.C9" chart:label-cell-address="2I013.C1:2I013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4">
                <text:p>4</text:p>
                <draw:g>
                  <svg:desc>2I013.B2:2I013.B9</svg:desc>
                </draw:g>
              </table:table-cell>
              <table:table-cell office:value-type="float" office:value="4">
                <text:p>4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1.71428571428572">
                <text:p>1.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0.571428571428572">
                <text:p>0.5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